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background-color="#00FFFF"/>
    </style:style>
    <style:style style:name="T4" style:parent-style-name="Tipodeletrapredefinidodoparágrafo" style:family="text">
      <style:text-properties fo:background-color="#00FFFF"/>
    </style:style>
    <style:style style:name="T5" style:parent-style-name="Tipodeletrapredefinidodoparágrafo" style:family="text">
      <style:text-properties fo:background-color="#FF0000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background-color="#00FFFF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font-weight="bold" style:font-weight-asian="bold" style:font-weight-complex="bold" fo:background-color="#FF0000"/>
    </style:style>
    <style:style style:name="T10" style:parent-style-name="Tipodeletrapredefinidodoparágrafo" style:family="text">
      <style:text-properties fo:background-color="#FF0000"/>
    </style:style>
    <style:style style:name="T11" style:parent-style-name="Tipodeletrapredefinidodoparágrafo" style:family="text">
      <style:text-properties fo:background-color="#FF0000"/>
    </style:style>
    <style:style style:name="T12" style:parent-style-name="Tipodeletrapredefinidodoparágrafo" style:family="text">
      <style:text-properties fo:background-color="#FF0000"/>
    </style:style>
    <style:style style:name="T13" style:parent-style-name="Tipodeletrapredefinidodoparágrafo" style:family="text">
      <style:text-properties fo:font-weight="bold" style:font-weight-asian="bold" style:font-weight-complex="bold" fo:background-color="#FF0000"/>
    </style:style>
    <style:style style:name="T14" style:parent-style-name="Tipodeletrapredefinidodoparágrafo" style:family="text">
      <style:text-properties fo:background-color="#FF0000"/>
    </style:style>
    <style:style style:name="T15" style:parent-style-name="Tipodeletrapredefinidodoparágrafo" style:family="text">
      <style:text-properties fo:background-color="#FF0000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apítulo 1. Fundamentos de Mecânica Clássica</text:p>
      <text:p text:style-name="P2">1.1 Cinemática da partícula</text:p>
      <text:p text:style-name="P3">Posição e trajetória. Deslocamento e distância. Velocidade instantânea e média. Aceleração</text:p>
      <text:p text:style-name="Normal">instantânea e média. Aplicações 1-D: queda livre. Aplicações 2-D:<text:s/>projétil e movimento</text:p>
      <text:p text:style-name="Normal"><text:span text:style-name="T4">circular.</text:span><text:s/><text:span text:style-name="T5">Aplicações 3-D: movimento curvilíneo geral.</text:span></text:p>
      <text:p text:style-name="P6">1.2 Dinâmica da partícula</text:p>
      <text:p text:style-name="Normal"><text:span text:style-name="T7">Conceito de força. Leis de Newton. Forças de contacto e ligação.</text:span><text:s/>Tensões e outras ligações.</text:p>
      <text:p text:style-name="Normal">Força de atrito. Força elástica.</text:p>
      <text:p text:style-name="P8">1.3. Trabalho e Energia</text:p>
      <text:p text:style-name="Normal">Trabalho realizado por uma força constante e variável. Energia cinética e teorema do trabalho.</text:p>
      <text:p text:style-name="Normal">Potência. Forças conservativas e forças não conservativas. Energia potencial. Conservação da</text:p>
      <text:p text:style-name="Normal">Energia.</text:p>
      <text:p text:style-name="Normal"><text:span text:style-name="T9">1.4 Dinâmica de um sistema de partículas</text:span><text:span text:style-name="T10">.<text:s/></text:span></text:p>
      <text:p text:style-name="Normal"><text:span text:style-name="T11">Momento linear do sist</text:span><text:span text:style-name="T12">ema. Conservação do</text:span><text:span text:style-name="T13"><text:s/></text:span><text:span text:style-name="T14">Momento linear. Centro de massa. Colisões. Cinemática e energia cinética de rotação.</text:span></text:p>
      <text:p text:style-name="Normal"><text:span text:style-name="T15">Momento de inércia. Momento de uma força. Dinâmica de rotação. Momento angular.</text:span></text:p>
      <text:p text:style-name="P16">Capítulo 2: Sistemas oscilatórios</text:p>
      <text:p text:style-name="Normal">Oscilador harmónico simples.<text:s/>Oscilador harmónico amortecido. Oscilador harmónico forçado:</text:p>
      <text:p text:style-name="Normal">Ressonância. Oscilações acopladas.</text:p>
      <text:p text:style-name="P17">Capítulo 3: Campos elétrico e magnético</text:p>
      <text:p text:style-name="P18">3.1 Campo elétrico</text:p>
      <text:p text:style-name="Normal">Propriedades das cargas elétricas. Isoladores e condutores. Lei de Coulomb. Campo elétrico.</text:p>
      <text:p text:style-name="P19">3.2 Potencial elétrico</text:p>
      <text:p text:style-name="Normal">Diferença de potencial. Potencial elétrico. Energia potencial. Cálculo do campo elétrico, a</text:p>
      <text:p text:style-name="Normal">partir do potencial elétrico.</text:p>
      <text:p text:style-name="P20">3.3 Lei de Gauss</text:p>
      <text:p text:style-name="Normal">Lei de Gauss. Aplicações da Lei de Gauss. Condutores em equilíbrio eletrostático.</text:p>
      <text:p text:style-name="P21">3.4 Capacidade e condensadores</text:p>
      <text:p text:style-name="Normal">Capacidade de um condensador. Combinação de condensadores. Energia armazenada num</text:p>
      <text:p text:style-name="Normal">condensador.</text:p>
      <text:p text:style-name="Normal"/>
      <text:p text:style-name="Normal"/>
      <text:p text:style-name="P22">3.5 Corrente elétrica e resistência</text:p>
      <text:p text:style-name="Normal">Corrente elétrica. Resistência e a Lei de Ohm. Energia e potência elétricas. Combinação de</text:p>
      <text:p text:style-name="Normal">resistências. Leis de Kirchhoff.</text:p>
      <text:p text:style-name="P23">3.6 Campo magnético</text:p>
      <text:p text:style-name="Normal">Campo magnético. Força magnética. Lei de Biot-Savat. Lei de Ampère.</text:p>
      <text:p text:style-name="P24">3.7 Indução eletromagnética</text:p>
      <text:p text:style-name="Normal">Lei de Faraday. Lei de Lenz. Auto-indutância. Indutância mútua.</text:p>
      <text:p text:style-name="P25">3.8 Equações de Maxwell</text:p>
      <text:p text:style-name="Normal">Conceitos gerais sobre as equações de Maxwel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 Costa</meta:initial-creator>
    <dc:creator>Sara Costa</dc:creator>
    <meta:creation-date>2020-12-21T12:16:00Z</meta:creation-date>
    <dc:date>2021-01-14T16:27:00Z</dc:date>
    <meta:template xlink:href="Normal" xlink:type="simple"/>
    <meta:editing-cycles>4</meta:editing-cycles>
    <meta:editing-duration>PT5100S</meta:editing-duration>
    <meta:document-statistic meta:page-count="1" meta:paragraph-count="4" meta:word-count="315" meta:character-count="2016" meta:row-count="14" meta:non-whitespace-character-count="1705"/>
  </office:meta>
</office:document-meta>
</file>